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svg:stroke-width="0.0598in" svg:stroke-color="#000000" draw:marker-start-width="0.228in" draw:marker-end-width="0.228in" draw:fill="none" draw:textarea-horizontal-align="justify" draw:textarea-vertical-align="middle" draw:auto-grow-height="false" fo:min-height="1.7681in" fo:min-width="1.7681in" fo:padding-top="0.0291in" fo:padding-bottom="0.0291in" fo:padding-left="0.0291in" fo:padding-right="0.0291in" loext:decorative="false" style:run-through="foreground" style:wrap="run-through" style:number-wrapped-paragraphs="no-limit" style:vertical-pos="middle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2.5004in" svg:height="2.5004in" svg:x="0.25in" svg:y="0.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3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1:04:20.492000000</meta:creation-date>
    <dc:date>2024-04-27T11:12:30.834000000</dc:date>
    <meta:editing-duration>PT8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